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ot{D}_ref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muGy/s</text:p>
          </table:table-cell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Delta Epsilon</text:p>
          </table:table-cell>
          <table:table-cell office:value-type="string" calcext:value-type="string">
            <text:p>LS_0/mVs</text:p>
          </table:table-cell>
          <table:table-cell office:value-type="string" calcext:value-type="string">
            <text:p>LS/mVs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Delta dot{D}_ref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muGy/s</text:p>
          </table:table-cell>
          <table:table-cell/>
          <table:table-cell office:value-type="float" office:value="0.024" calcext:value-type="float">
            <text:p>0.024</text:p>
          </table:table-cell>
          <table:table-cell table:formula="of:=[.I2]*[.$B$6]" office:value-type="float" office:value="0.000161291187197786" calcext:value-type="float">
            <text:p>0.0001612912</text:p>
          </table:table-cell>
          <table:table-cell office:value-type="float" office:value="0.66" calcext:value-type="float">
            <text:p>0.66</text:p>
          </table:table-cell>
          <table:table-cell office:value-type="float" office:value="2.84" calcext:value-type="float">
            <text:p>2.84</text:p>
          </table:table-cell>
          <table:table-cell table:formula="of:=([.H2]-[.G2])/[.$B$4]" office:value-type="float" office:value="0.0240950006189541" calcext:value-type="float">
            <text:p>0.024095000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92.8" calcext:value-type="float">
            <text:p>292.8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table:formula="of:=[.I3]*[.$B$6]" office:value-type="float" office:value="0.000209382596224649" calcext:value-type="float">
            <text:p>0.0002093826</text:p>
          </table:table-cell>
          <table:table-cell office:value-type="float" office:value="0.85" calcext:value-type="float">
            <text:p>0.85</text:p>
          </table:table-cell>
          <table:table-cell office:value-type="float" office:value="3.68" calcext:value-type="float">
            <text:p>3.68</text:p>
          </table:table-cell>
          <table:table-cell table:formula="of:=([.H3]-[.G3])/[.$B$4]" office:value-type="float" office:value="0.0312792897943304" calcext:value-type="float">
            <text:p>0.0312792898</text:p>
          </table:table-cell>
        </table:table-row>
        <table:table-row table:style-name="ro1">
          <table:table-cell office:value-type="string" calcext:value-type="string">
            <text:p>D_ref</text:p>
          </table:table-cell>
          <table:table-cell table:formula="of:=[.B3]*[.B1]" office:value-type="float" office:value="90.4752" calcext:value-type="float">
            <text:p>90.4752</text:p>
          </table:table-cell>
          <table:table-cell table:number-columns-repeated="2"/>
          <table:table-cell office:value-type="float" office:value="0.028" calcext:value-type="float">
            <text:p>0.028</text:p>
          </table:table-cell>
          <table:table-cell table:formula="of:=[.I4]*[.$B$6]" office:value-type="float" office:value="0.000190146032613904" calcext:value-type="float">
            <text:p>0.000190146</text:p>
          </table:table-cell>
          <table:table-cell office:value-type="float" office:value="0.77" calcext:value-type="float">
            <text:p>0.77</text:p>
          </table:table-cell>
          <table:table-cell office:value-type="float" office:value="3.34" calcext:value-type="float">
            <text:p>3.34</text:p>
          </table:table-cell>
          <table:table-cell table:formula="of:=([.H4]-[.G4])/[.$B$4]" office:value-type="float" office:value="0.0284055741241799" calcext:value-type="float">
            <text:p>0.0284055741</text:p>
          </table:table-cell>
        </table:table-row>
        <table:table-row table:style-name="ro1">
          <table:table-cell office:value-type="string" calcext:value-type="string">
            <text:p>Delta D_ref</text:p>
          </table:table-cell>
          <table:table-cell table:formula="of:= [.B4]* SQRT(([.B2]/[.B1])^2 + (0.5/[.B3])^2)" office:value-type="float" office:value="0.605638184067022" calcext:value-type="float">
            <text:p>0.6056381841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table:formula="of:=[.I5]*[.$B$6]" office:value-type="float" office:value="0.000175348675990254" calcext:value-type="float">
            <text:p>0.0001753487</text:p>
          </table:table-cell>
          <table:table-cell office:value-type="float" office:value="0.81" calcext:value-type="float">
            <text:p>0.81</text:p>
          </table:table-cell>
          <table:table-cell office:value-type="float" office:value="3.18" calcext:value-type="float">
            <text:p>3.18</text:p>
          </table:table-cell>
          <table:table-cell table:formula="of:=([.H5]-[.G5])/[.$B$4]" office:value-type="float" office:value="0.0261950236086795" calcext:value-type="float">
            <text:p>0.0261950236</text:p>
          </table:table-cell>
        </table:table-row>
        <table:table-row table:style-name="ro1">
          <table:table-cell office:value-type="string" calcext:value-type="string">
            <text:p>Delta D_ref/D_ref</text:p>
          </table:table-cell>
          <table:table-cell table:formula="of:=[.B5]/[.B4]" office:value-type="float" office:value="0.00669396899998035" calcext:value-type="float">
            <text:p>0.0066939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0-30T14:59:51.307553029</meta:creation-date>
    <dc:date>2015-10-30T16:00:53.827045614</dc:date>
    <dc:creator>toni </dc:creator>
    <meta:editing-duration>PT45M52S</meta:editing-duration>
    <meta:editing-cycles>1</meta:editing-cycles>
    <meta:document-statistic meta:table-count="1" meta:cell-count="39" meta:object-count="0"/>
    <meta:generator>LibreOffice/4.2.8.2$Linux_x86 LibreOffice_project/420m0$Build-2</meta:generator>
  </office:meta>
</office:document-meta>
</file>